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6.9542in"/>
    </style:style>
    <style:style style:name="Table1.6" style:family="table-row">
      <style:table-row-properties style:min-row-height="8.0771in"/>
    </style:style>
    <style:style style:name="P1" style:family="paragraph" style:parent-style-name="Standard">
      <style:text-properties style:font-name="Cantarell"/>
    </style:style>
    <style:style style:name="P2" style:family="paragraph" style:parent-style-name="Table_20_Contents">
      <style:text-properties style:font-name="Liberation Serif"/>
    </style:style>
    <style:style style:name="P3"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4" style:family="paragraph" style:parent-style-name="Table_20_Contents">
      <style:paragraph-properties fo:background-color="transparent">
        <style:background-image/>
      </style:paragraph-properties>
      <style:text-properties style:font-name="Liberation Serif"/>
    </style:style>
    <style:style style:name="P5"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6"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P7" style:family="paragraph" style:parent-style-name="Table_20_Contents" style:list-style-name="L2">
      <style:text-properties style:font-name="Liberation Serif"/>
    </style:style>
    <style:style style:name="P8" style:family="paragraph" style:parent-style-name="Table_20_Contents">
      <style:paragraph-properties fo:background-color="transparent">
        <style:background-image/>
      </style:paragraph-properties>
      <style:text-properties style:font-name="Liberation Serif"/>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2">Meeting related to In House CMS development</text:p>
          </table:table-cell>
        </table:table-row>
        <table:table-row>
          <table:table-cell table:style-name="Table1.A2" office:value-type="string">
            <text:p text:style-name="P4">Held on</text:p>
          </table:table-cell>
          <table:table-cell table:style-name="Table1.B2" office:value-type="string">
            <text:p text:style-name="P2">18<text:span text:style-name="T2">th</text:span> <text:s/>December 2012 Time : 11.00 AM to 2.00 PM; NCRA Board <text:s/>room</text:p>
          </table:table-cell>
        </table:table-row>
        <table:table-row>
          <table:table-cell table:style-name="Table1.A2" office:value-type="string">
            <text:p text:style-name="P4">Attendees</text:p>
          </table:table-cell>
          <table:table-cell table:style-name="Table1.B2" office:value-type="string">
            <text:p text:style-name="P2">Nimisha,S. Nayak, Charu,Sachin, Raju, Santaji and Naresh</text:p>
          </table:table-cell>
        </table:table-row>
        <table:table-row>
          <table:table-cell table:style-name="Table1.A4" office:value-type="string">
            <text:p text:style-name="P4">Agenda</text:p>
          </table:table-cell>
          <table:table-cell table:style-name="Table1.B2" office:value-type="string">
            <text:p text:style-name="P2">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2"><text:s text:c="13"/>Discussed following items :</text:p>
            <text:p text:style-name="P3"/>
            <text:list xml:id="list1281163541" text:style-name="L1">
              <text:list-item>
                <text:p text:style-name="P6">NGK suggested we should find out the feasibility of some Micro controller cards like Beagle board to be used as ABCCOM.</text:p>
                <text:p text:style-name="P6">As well as NGK suggested to have snapshots of TELEDISP program on ONLINE_v2 vanilla discussion forum. <text:s/></text:p>
                <text:p text:style-name="P6"/>
              </text:list-item>
              <text:list-item>
                <text:p text:style-name="P6">Charu informed that order has been placed for Miltec PC. <text:s/>Miltec Vendor suggested different types of connectors which reduces the RFI emission. YG has asked Charu to put indent for one set of such connectors for Ethernet and USB port. Connector's indent is with S.Nayak.</text:p>
                <text:p text:style-name="P6">Charu informed that MCM card testing is going on.Total 15 MCM cards have been tested.</text:p>
                <text:p text:style-name="P6"/>
              </text:list-item>
              <text:list-item>
                <text:p text:style-name="P6">We all discussed that we must have a LAB test set up with 3 MCM cards connected to ABCCOM PC and ONLINE PC. We also discussed about ABCCOM-MCM communication protocol. Naresh, Charu and Raj suggested to have a structure based communication protocol between ABCCOM-MCM. </text:p>
                <text:p text:style-name="P6"/>
              </text:list-item>
              <text:list-item>
                <text:p text:style-name="P6">NGK suggested for taking up a study case WHY ABCCOM is needed.</text:p>
                <text:p text:style-name="P6">We have three approaches for building our C &amp; M.</text:p>
                <text:p text:style-name="P6">1) No ABCCOM hardware. </text:p>
                <text:p text:style-name="P6">2) Low cost Embedded PC as ABCCOM hardware.</text:p>
                <text:p text:style-name="P6">3) Desktop PC as ABCCOM hadware.</text:p>
                <text:p text:style-name="P6">NMS/RRU/CPK will produce a internal document report on 1/1/2013.</text:p>
                <text:p text:style-name="P6"/>
                <text:p text:style-name="P6"/>
              </text:list-item>
              <text:list-item>
                <text:p text:style-name="P6">Raj will work on <text:span text:style-name="T3">Pointing correction model </text:span>as well as will take <text:span text:style-name="T3">Sentinel system</text:span> for implementation as our first step of development.</text:p>
                <text:p text:style-name="P6"/>
              </text:list-item>
              <text:list-item>
                <text:p text:style-name="P6">We enlisted our development requirement that we need </text:p>
              </text:list-item>
            </text:list>
            <text:p text:style-name="P3"><text:s text:c="14"/>1) 3 MCM cards.</text:p>
            <text:p text:style-name="P3"><text:s text:c="14"/>2) Ethernet cables.</text:p>
            <text:p text:style-name="P3"><text:s text:c="14"/>3) Ethernet Switch.</text:p>
            <text:p text:style-name="P3"><text:s text:c="14"/>4) some set of reserve IP may 20-25 in numbers.</text:p>
            <text:p text:style-name="P3"><text:s text:c="14"/>5) 3 set of Machines which can be used as Online, Database and Abccom respectively.</text:p>
            <text:p text:style-name="P3"><text:s text:c="14"/>6) Three 12 volts power supply for MCM cards and</text:p>
            <text:p text:style-name="P3"><text:s text:c="19"/>Electrical supply for our LAB test <text:s/>set up.</text:p>
            <text:p text:style-name="P3"><text:s text:c="6"/>=&gt; <text:s text:c="2"/>Charu suggested that we must have a uniform policy allocation for IP address.</text:p>
            <text:p text:style-name="P3"><text:s text:c="6"/>=&gt; <text:s text:c="2"/>SSS/RRU will look into machine specification and Charu will inquiry about Ethernet </text:p>
            <text:p text:style-name="P3"><text:s text:c="14"/>Switch.</text:p>
          </table:table-cell>
        </table:table-row>
        <text:soft-page-break/>
        <table:table-row table:style-name="Table1.6">
          <table:table-cell table:style-name="Table1.A4" office:value-type="string">
            <text:p text:style-name="P4"/>
          </table:table-cell>
          <table:table-cell table:style-name="Table1.B2" office:value-type="string">
            <text:list xml:id="list879011645" text:style-name="L2">
              <text:list-item>
                <text:p text:style-name="P7">Santaji suggested that we must have provision for combining source list, command file and set up as well as user can give each as separate file in the User interface.</text:p>
                <text:p text:style-name="P7"/>
              </text:list-item>
              <text:list-item>
                <text:p text:style-name="P7">NMS/SSS will look into developing general QT interface.</text:p>
                <text:p text:style-name="P7">DAS and digital backend interfacing will be looked by CPK/RRU.</text:p>
                <text:p text:style-name="P7">Databse responsibility wll handled by SNK/SS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2-12-19T11:25:08</dc:date>
    <dc:creator>teleset </dc:creator>
    <meta:editing-duration>PT9H20M32S</meta:editing-duration>
    <meta:editing-cycles>103</meta:editing-cycles>
    <meta:generator>LibreOffice/3.4$Linux LibreOffice_project/340m1$Build-602</meta:generator>
    <meta:document-statistic meta:table-count="1" meta:image-count="0" meta:object-count="0" meta:page-count="2" meta:paragraph-count="43" meta:word-count="423" meta:character-count="2561" meta:non-whitespace-character-count="2032"/>
  </office:meta>
</office:document-meta>
</file>